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B00000019E6ED768B33077765.png" manifest:media-type="image/png"/>
  <manifest:file-entry manifest:full-path="Pictures/100005E6000007C000000295FC987AC02B81CFF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 to Linux</text:p>
      <text:section text:style-name="Sect1" text:name="wSDd7b">
        <text:p text:style-name="Standard">The respondent's email address (reshma.mohan@tothenew.com) was recorded on submission of this form.</text:p>
      </text:section>
      <text:p text:style-name="Standard">Section score6/10</text:p>
      <text:section text:style-name="Sect1" text:name="i1">
        <text:p text:style-name="Standard">Suppose you have a local “.pkg” file in your home directory. How do you install it on your system?</text:p>
      </text:section>
      <text:section text:style-name="Sect1" text:name="i.desc.349864167">
        <text:p text:style-name="Standard"/>
      </text:section>
      <text:p text:style-name="Standard">install ~/abc.pkg</text:p>
      <text:p text:style-name="Standard">dpkg -i ~/abc.pkg</text:p>
      <text:p text:style-name="Standard">apt-get install ~/abc.pkg</text:p>
      <text:p text:style-name="Standard">get ~/abc.pkg</text:p>
      <text:section text:style-name="Sect1" text:name="i17">
        <text:p text:style-name="Standard">Which of the following will add an environment variable to current session?</text:p>
      </text:section>
      <text:section text:style-name="Sect1" text:name="i.desc.406089261">
        <text:p text:style-name="Standard"/>
      </text:section>
      <text:p text:style-name="Standard">export</text:p>
      <text:p text:style-name="Standard">import</text:p>
      <text:p text:style-name="Standard">alias</text:p>
      <text:p text:style-name="Standard">add</text:p>
      <text:section text:style-name="Sect1" text:name="i33">
        <text:p text:style-name="Standard">How do you copy a text file to a remote machine?</text:p>
      </text:section>
      <text:section text:style-name="Sect1" text:name="i.desc.2138357895">
        <text:p text:style-name="Standard"/>
      </text:section>
      <text:p text:style-name="Standard">scp source.txt destination.txt</text:p>
      <text:p text:style-name="Standard">scp source.txt ttn@qa-server</text:p>
      <text:p text:style-name="Standard">scp source.txt ttn@qa-server:~/remote-folder</text:p>
      <text:p text:style-name="Standard">scp ttn@qa-server:~/remote-folder source.txt</text:p>
      <text:section text:style-name="Sect1" text:name="i49">
        <text:p text:style-name="Standard">Which “grep” command will list all files containing the text “hello world”?</text:p>
      </text:section>
      <text:section text:style-name="Sect1" text:name="i.desc.1262235315">
        <text:p text:style-name="Standard"/>
      </text:section>
      <text:p text:style-name="Standard">grep -ril “hello world” .</text:p>
      <text:p text:style-name="Standard">grep “hello world”</text:p>
      <text:p text:style-name="Standard">grep . “hello world”</text:p>
      <text:p text:style-name="Standard">grep “hello world” .</text:p>
      <text:section text:style-name="Sect1" text:name="i65">
        <text:p text:style-name="Standard">Which of the following commands will unzip a tarball gzipped archive?</text:p>
      </text:section>
      <text:section text:style-name="Sect1" text:name="i.desc.477091627">
        <text:p text:style-name="Standard"/>
      </text:section>
      <text:p text:style-name="Standard">tar -cvzf abc.tar.gz</text:p>
      <text:p text:style-name="Standard">tar -evzf abc.tar.gz</text:p>
      <text:p text:style-name="Standard">tar -xvzf abc.tar.gz</text:p>
      <text:p text:style-name="Standard">tar abc.tar.gz</text:p>
      <text:section text:style-name="Sect1" text:name="i81">
        <text:p text:style-name="Standard">Which command is used to install a global software package in Debian distributions?</text:p>
      </text:section>
      <text:section text:style-name="Sect1" text:name="i.desc.1010657755">
        <text:p text:style-name="Standard"/>
      </text:section>
      <text:p text:style-name="Standard">apt-get install</text:p>
      <text:p text:style-name="Standard">apt-get save</text:p>
      <text:p text:style-name="Standard">apt-get update</text:p>
      <text:p text:style-name="Standard">apt-get remove</text:p>
      <text:section text:style-name="Sect1" text:name="i97">
        <text:p text:style-name="Standard">Which of the following command will grant read and write permissions to everyone on the current directory, without changing other permission</text:p>
      </text:section>
      <text:section text:style-name="Sect1" text:name="i.desc.1995843682">
        <text:p text:style-name="Standard"/>
      </text:section>
      <text:p text:style-name="Standard">chmod -R 666</text:p>
      <text:p text:style-name="Standard">chmod -R +rw</text:p>
      <text:p text:style-name="Standard">chmod -R --first o-rwx --then o+rw</text:p>
      <text:p text:style-name="Standard">chmod -R 776</text:p>
      <text:section text:style-name="Sect1" text:name="i113">
        <text:p text:style-name="Standard">How would you get the last 10 commands executed?</text:p>
      </text:section>
      <text:section text:style-name="Sect1" text:name="i.desc.46187615">
        <text:p text:style-name="Standard"/>
      </text:section>
      <text:p text:style-name="Standard">history</text:p>
      <text:p text:style-name="Standard">history | tail -n 10</text:p>
      <text:p text:style-name="Standard">history | last -n 10</text:p>
      <text:p text:style-name="Standard"><text:soft-page-break/>None of the above</text:p>
      <text:section text:style-name="Sect1" text:name="i129">
        <text:p text:style-name="Standard">Which command will recursively search for all files with extension “.txt”?</text:p>
      </text:section>
      <text:section text:style-name="Sect1" text:name="i.desc.1584690650">
        <text:p text:style-name="Standard"/>
      </text:section>
      <text:p text:style-name="Standard">grep -ril “*.txt”</text:p>
      <text:p text:style-name="Standard">which “*.txt”</text:p>
      <text:p text:style-name="Standard">find . -name “*.txt”</text:p>
      <text:p text:style-name="Standard">ls | grep -i “*.txt”</text:p>
      <text:section text:style-name="Sect1" text:name="i145">
        <text:p text:style-name="Standard">Which of the following command(s) will create a text file?</text:p>
      </text:section>
      <text:section text:style-name="Sect1" text:name="i.desc.2035556973">
        <text:p text:style-name="Standard"/>
      </text:section>
      <text:p text:style-name="Standard">print “abcde” &gt; abc.txt</text:p>
      <text:p text:style-name="Standard">echo “abcde” &gt; abc.txt</text:p>
      <text:p text:style-name="Standard">cat “abcde” &gt; abc.txt</text:p>
      <text:p text:style-name="Standard">put “abcde” &gt; abc.txt</text:p>
      <text:p text:style-name="Standard">Introduction to Git</text:p>
      <text:p text:style-name="Standard">Section score8/10</text:p>
      <text:section text:style-name="Sect1" text:name="i161">
        <text:p text:style-name="Standard">I have a remote repo url, I need to create a local repo from it. How would I do that?</text:p>
      </text:section>
      <text:section text:style-name="Sect1" text:name="i.desc.1747584994">
        <text:p text:style-name="Standard"/>
      </text:section>
      <text:p text:style-name="Standard">git remote add &lt;alias&gt; &lt;repo-url&gt;</text:p>
      <text:p text:style-name="Standard">git clone add &lt;alias&gt; &lt;repo-url&gt;</text:p>
      <text:p text:style-name="Standard">git remote &lt;repo-url&gt;</text:p>
      <text:p text:style-name="Standard">git clone &lt;repo-url&gt;</text:p>
      <text:section text:style-name="Sect1" text:name="i177">
        <text:p text:style-name="Standard">How can you get last commit of a local repo?</text:p>
      </text:section>
      <text:section text:style-name="Sect1" text:name="i.desc.1221316809">
        <text:p text:style-name="Standard"/>
      </text:section>
      <text:p text:style-name="Standard">git history</text:p>
      <text:p text:style-name="Standard">git log -1</text:p>
      <text:p text:style-name="Standard">git log first</text:p>
      <text:p text:style-name="Standard">git log --first</text:p>
      <text:section text:style-name="Sect1" text:name="i193">
        <text:p text:style-name="Standard">How do you get the latest code from a remote repo?</text:p>
      </text:section>
      <text:section text:style-name="Sect1" text:name="i.desc.1982269334">
        <text:p text:style-name="Standard"/>
      </text:section>
      <text:p text:style-name="Standard">git fetch</text:p>
      <text:p text:style-name="Standard">git push</text:p>
      <text:p text:style-name="Standard">git merge</text:p>
      <text:p text:style-name="Standard">None of the above</text:p>
      <text:section text:style-name="Sect1" text:name="i209">
        <text:p text:style-name="Standard">When you add a new file to your local repo, which is the default stage of this file in git?</text:p>
      </text:section>
      <text:section text:style-name="Sect1" text:name="i.desc.1624706146">
        <text:p text:style-name="Standard"/>
      </text:section>
      <text:p text:style-name="Standard">staged</text:p>
      <text:p text:style-name="Standard">committed</text:p>
      <text:p text:style-name="Standard">untracked</text:p>
      <text:p text:style-name="Standard">None of the above</text:p>
      <text:section text:style-name="Sect1" text:name="i225">
        <text:p text:style-name="Standard">I have accidentally pushed a local configuration file to remote repo but I wanted git to ignore this file. How would I ignore this file from commits?</text:p>
      </text:section>
      <text:section text:style-name="Sect1" text:name="i.desc.300724190">
        <text:p text:style-name="Standard"/>
      </text:section>
      <text:p text:style-name="Standard">Add it to .gitignore</text:p>
      <text:p text:style-name="Standard">git rm --cached</text:p>
      <text:p text:style-name="Standard">Add it to .gitignore and git rm --cached</text:p>
      <text:p text:style-name="Standard">git rm --staged</text:p>
      <text:section text:style-name="Sect1" text:name="i241">
        <text:p text:style-name="Standard">How to delete a branch from local machine?</text:p>
      </text:section>
      <text:section text:style-name="Sect1" text:name="i.desc.1587185056">
        <text:p text:style-name="Standard"/>
      </text:section>
      <text:p text:style-name="Standard">git delete branch &lt;branch-name&gt;</text:p>
      <text:p text:style-name="Standard">git delete &lt;branch-name&gt;</text:p>
      <text:p text:style-name="Standard">git branch -D &lt;branch-name&gt;</text:p>
      <text:p text:style-name="Standard">git branch -r &lt;branch-name&gt;</text:p>
      <text:section text:style-name="Sect1" text:name="i257">
        <text:p text:style-name="Standard"><text:soft-page-break/>How would you pop a specific stash from the stash list ?</text:p>
      </text:section>
      <text:section text:style-name="Sect1" text:name="i.desc.417910990">
        <text:p text:style-name="Standard"/>
      </text:section>
      <text:p text:style-name="Standard">git stash pop &lt;stash-id&gt;</text:p>
      <text:p text:style-name="Standard">git stash pop</text:p>
      <text:p text:style-name="Standard">git stash &lt;stash-id&gt; pop</text:p>
      <text:p text:style-name="Standard">git stash &lt;stash-id&gt;</text:p>
      <text:section text:style-name="Sect1" text:name="i273">
        <text:p text:style-name="Standard">How will you merge two branches?</text:p>
      </text:section>
      <text:section text:style-name="Sect1" text:name="i.desc.666570748">
        <text:p text:style-name="Standard"/>
      </text:section>
      <text:p text:style-name="Standard">git merge</text:p>
      <text:p text:style-name="Standard">git merge &lt;branch-1&gt; &lt;branch-2&gt;</text:p>
      <text:p text:style-name="Standard">git merge &lt;branch&gt;</text:p>
      <text:p text:style-name="Standard">git fetch</text:p>
      <text:section text:style-name="Sect1" text:name="i289">
        <text:p text:style-name="Standard">How will you create a branch?</text:p>
      </text:section>
      <text:section text:style-name="Sect1" text:name="i.desc.1803484944">
        <text:p text:style-name="Standard"/>
      </text:section>
      <text:p text:style-name="Standard">git checkout &lt;branch-name&gt;</text:p>
      <text:p text:style-name="Standard">git branch -a &lt;branch-name&gt;</text:p>
      <text:p text:style-name="Standard">git branch &lt;branch-name&gt;</text:p>
      <text:p text:style-name="Standard">git branch</text:p>
      <text:section text:style-name="Sect1" text:name="i305">
        <text:p text:style-name="Standard">How will you undo changes to a file that is in modified stage?</text:p>
      </text:section>
      <text:section text:style-name="Sect1" text:name="i.desc.794870579">
        <text:p text:style-name="Standard"/>
      </text:section>
      <text:p text:style-name="Standard">git rm &lt;file-name&gt;</text:p>
      <text:p text:style-name="Standard">git delete &lt;file-name&gt;</text:p>
      <text:p text:style-name="Standard">git checkout &lt;file-name&gt;</text:p>
      <text:p text:style-name="Standard">git revert &lt;file-name&gt;</text:p>
      <text:p text:style-name="Standard">Introduction to Databases</text:p>
      <text:p text:style-name="Standard">Section score10/10</text:p>
      <text:section text:style-name="Sect1" text:name="i321">
        <text:p text:style-name="Standard">A NULL value is treated as a blank or 0?</text:p>
      </text:section>
      <text:section text:style-name="Sect1" text:name="i.desc.636197350">
        <text:p text:style-name="Standard"/>
      </text:section>
      <text:p text:style-name="Standard">True</text:p>
      <text:p text:style-name="Standard">False</text:p>
      <text:section text:style-name="Sect1" text:name="i331">
        <text:p text:style-name="Standard">In a LIKE clause, you can ask for any 6 letter value by writing?</text:p>
      </text:section>
      <text:section text:style-name="Sect1" text:name="i.desc.534796201">
        <text:p text:style-name="Standard"/>
      </text:section>
      <text:p text:style-name="Standard">LIKE ??????</text:p>
      <text:p text:style-name="Standard">LIKE .{6} Answer 5: LIKE ^.{6}$</text:p>
      <text:p text:style-name="Standard">LIKE …… (PS: That are six dots)</text:p>
      <text:p text:style-name="Standard">LIKE ______ (PS: That are six underscore characters)</text:p>
      <text:section text:style-name="Sect1" text:name="i347">
        <text:p text:style-name="Standard">Is the following statement is correct? "A table may be joined to itself."</text:p>
      </text:section>
      <text:section text:style-name="Sect1" text:name="i.desc.2146199924">
        <text:p text:style-name="Standard"/>
      </text:section>
      <text:p text:style-name="Standard">True</text:p>
      <text:p text:style-name="Standard">False</text:p>
      <text:section text:style-name="Sect1" text:name="i357">
        <text:p text:style-name="Standard">Primary Key does allow the Null Values. where as in Unique key doesn’t accept the Null values. True or False ?</text:p>
      </text:section>
      <text:section text:style-name="Sect1" text:name="i.desc.1295808843">
        <text:p text:style-name="Standard"/>
      </text:section>
      <text:p text:style-name="Standard">True</text:p>
      <text:p text:style-name="Standard">False</text:p>
      <text:section text:style-name="Sect1" text:name="i367">
        <text:p text:style-name="Standard">A SELECT command without a WHERE clause returns?</text:p>
      </text:section>
      <text:section text:style-name="Sect1" text:name="i.desc.1234947953">
        <text:p text:style-name="Standard"/>
      </text:section>
      <text:p text:style-name="Standard">All the records from a table that match the previous WHERE clause</text:p>
      <text:p text:style-name="Standard">All the records from a table, or information about all the records</text:p>
      <text:p text:style-name="Standard">SELECT is invalid without a WHERE clause</text:p>
      <text:p text:style-name="Standard">Nothing</text:p>
      <text:section text:style-name="Sect1" text:name="i383">
        <text:p text:style-name="Standard">In a LIKE clause, you can check for any value ending in “qpt” by writing</text:p>
      </text:section>
      <text:section text:style-name="Sect1" text:name="i.desc.1633905838">
        <text:p text:style-name="Standard"><text:soft-page-break/></text:p>
      </text:section>
      <text:p text:style-name="Standard">LIKE '%qpt'</text:p>
      <text:p text:style-name="Standard">LIKE '*qpt'</text:p>
      <text:p text:style-name="Standard">LIKE 'qpt$'</text:p>
      <text:p text:style-name="Standard">LIKE '^.*qpt$'</text:p>
      <text:section text:style-name="Sect1" text:name="i399">
        <text:p text:style-name="Standard">Which one will delete the table data as well as table structure?</text:p>
      </text:section>
      <text:section text:style-name="Sect1" text:name="i.desc.1512180739">
        <text:p text:style-name="Standard"/>
      </text:section>
      <text:p text:style-name="Standard">TRUNCATE</text:p>
      <text:p text:style-name="Standard">DROP</text:p>
      <text:p text:style-name="Standard">DELETE TABLE</text:p>
      <text:p text:style-name="Standard">None of the above</text:p>
      <text:section text:style-name="Sect1" text:name="i415">
        <text:p text:style-name="Standard">Which SQL keyword is used to sort the result-set?</text:p>
      </text:section>
      <text:section text:style-name="Sect1" text:name="i.desc.706853242">
        <text:p text:style-name="Standard"/>
      </text:section>
      <text:p text:style-name="Standard">SORT</text:p>
      <text:p text:style-name="Standard">ORDER BY</text:p>
      <text:p text:style-name="Standard">ORDER</text:p>
      <text:p text:style-name="Standard">SORT BY</text:p>
      <text:section text:style-name="Sect1" text:name="i431">
        <text:p text:style-name="Standard">With SQL, how do you select all the records from a table named "Persons" where the value of the column "FirstName" is "Peter"?</text:p>
      </text:section>
      <text:section text:style-name="Sect1" text:name="i.desc.864997015">
        <text:p text:style-name="Standard"/>
      </text:section>
      <text:p text:style-name="Standard">SELECT * FROM Persons WHERE FirstName='Peter'</text:p>
      <text:p text:style-name="Standard">SELECT [all] FROM Persons WHERE FirstName LIKE 'Peter'</text:p>
      <text:p text:style-name="Standard">SELECT [all] FROM Persons WHERE FirstName='Peter'</text:p>
      <text:p text:style-name="Standard">SELECT * FROM Persons WHERE FirstName&lt;&gt;'Peter'</text:p>
      <text:section text:style-name="Sect1" text:name="i447">
        <text:p text:style-name="Standard">To remove duplicate rows from the result set of a SELECT use the following keyword</text:p>
      </text:section>
      <text:section text:style-name="Sect1" text:name="i.desc.858059206">
        <text:p text:style-name="Standard"/>
      </text:section>
      <text:p text:style-name="Standard">NO DUPLICATE</text:p>
      <text:p text:style-name="Standard">UNIQUE</text:p>
      <text:p text:style-name="Standard">DISTINCT</text:p>
      <text:p text:style-name="Standard">All of the above</text:p>
      <text:p text:style-name="Standard">Introduction to HTML/CSS</text:p>
      <text:p text:style-name="Standard">Section score9/10</text:p>
      <text:section text:style-name="Sect1" text:name="i463">
        <text:p text:style-name="Standard">What is the correct HTML for referring to an external style sheet?</text:p>
      </text:section>
      <text:section text:style-name="Sect1" text:name="i.desc.2035686199">
        <text:p text:style-name="Standard"/>
      </text:section>
      <text:p text:style-name="Standard">&lt;stylesheet&gt;mystyle.css&lt;/stylesheet&gt;</text:p>
      <text:p text:style-name="Standard">&lt;style src="mystyle.css"&gt;</text:p>
      <text:p text:style-name="Standard">&lt;link rel="stylesheet" type="text/css" href="mystyle.css"&gt;</text:p>
      <text:p text:style-name="Standard">None of the above</text:p>
      <text:section text:style-name="Sect1" text:name="i479">
        <text:p text:style-name="Standard">Which tag is used to display the numbered list?</text:p>
      </text:section>
      <text:section text:style-name="Sect1" text:name="i.desc.149721858">
        <text:p text:style-name="Standard"/>
      </text:section>
      <text:p text:style-name="Standard">&lt;OL&gt;&lt;/OL&gt;</text:p>
      <text:p text:style-name="Standard">&lt;DL&gt;&lt;/DL&gt;</text:p>
      <text:p text:style-name="Standard">&lt;UL&gt;&lt;/UL&gt;</text:p>
      <text:p text:style-name="Standard">&lt;LI&gt;&lt;/LI&gt;</text:p>
      <text:section text:style-name="Sect1" text:name="i495">
        <text:p text:style-name="Standard">How do you add a background color for all h1 elements?</text:p>
      </text:section>
      <text:section text:style-name="Sect1" text:name="i.desc.383836524">
        <text:p text:style-name="Standard"/>
      </text:section>
      <text:p text:style-name="Standard">h1 {background-color:#FFFFFF}</text:p>
      <text:p text:style-name="Standard">all.h1 {background-color:#FFFFFF}</text:p>
      <text:p text:style-name="Standard">h1.all {background-color:#FFFFFF}</text:p>
      <text:p text:style-name="Standard">All of the above</text:p>
      <text:section text:style-name="Sect1" text:name="i511">
        <text:p text:style-name="Standard">&lt;b&gt; tag makes the enclosed text bold. What is other tag to make text bold?</text:p>
      </text:section>
      <text:section text:style-name="Sect1" text:name="i.desc.67903511">
        <text:p text:style-name="Standard"/>
      </text:section>
      <text:p text:style-name="Standard"><text:soft-page-break/>&lt;strong&gt;</text:p>
      <text:p text:style-name="Standard">&lt;dar&gt;</text:p>
      <text:p text:style-name="Standard">&lt;black&gt;</text:p>
      <text:p text:style-name="Standard">&lt;emp&gt;</text:p>
      <text:section text:style-name="Sect1" text:name="i527">
        <text:p text:style-name="Standard">What does the following code snippet mean#log&gt;span</text:p>
      </text:section>
      <text:section text:style-name="Sect1" text:name="i.desc.126728392">
        <text:p text:style-name="Standard"/>
      </text:section>
      <text:p text:style-name="Standard">Span child after log declaration</text:p>
      <text:p text:style-name="Standard">Specific span child of id greater than log</text:p>
      <text:p text:style-name="Standard">Span child less than log</text:p>
      <text:p text:style-name="Standard">Any span child of the element with id as log</text:p>
      <text:section text:style-name="Sect1" text:name="i543">
        <text:p text:style-name="Standard">Choose the correct HTML tag for the largest heading?</text:p>
      </text:section>
      <text:section text:style-name="Sect1" text:name="i.desc.577232851">
        <text:p text:style-name="Standard"/>
      </text:section>
      <text:p text:style-name="Standard">&lt;H1&gt;</text:p>
      <text:p text:style-name="Standard">&lt;H10&gt;</text:p>
      <text:p text:style-name="Standard">&lt;H6&gt;</text:p>
      <text:p text:style-name="Standard">&lt;HEAD&gt;</text:p>
      <text:section text:style-name="Sect1" text:name="i559">
        <text:p text:style-name="Standard">Which property lays the element according to the normal flow?</text:p>
      </text:section>
      <text:section text:style-name="Sect1" text:name="i.desc.37600902">
        <text:p text:style-name="Standard"/>
      </text:section>
      <text:p text:style-name="Standard">relative</text:p>
      <text:p text:style-name="Standard">absolute</text:p>
      <text:p text:style-name="Standard">fixed</text:p>
      <text:p text:style-name="Standard">static</text:p>
      <text:section text:style-name="Sect1" text:name="i575">
        <text:p text:style-name="Standard">What does the following code snippet mean?#log&gt;span</text:p>
      </text:section>
      <text:section text:style-name="Sect1" text:name="i.desc.1824429166">
        <text:p text:style-name="Standard"/>
      </text:section>
      <text:p text:style-name="Standard">Span child after log declaration</text:p>
      <text:p text:style-name="Standard">Specific span child of id greater than log</text:p>
      <text:p text:style-name="Standard">Span child less than log</text:p>
      <text:p text:style-name="Standard">Any span child of the element with id as log</text:p>
      <text:section text:style-name="Sect1" text:name="i591">
        <text:p text:style-name="Standard">How to define the link should open in new page in HTML?</text:p>
      </text:section>
      <text:section text:style-name="Sect1" text:name="i.desc.1483555462">
        <text:p text:style-name="Standard"/>
      </text:section>
      <text:p text:style-name="Standard">&lt;a href = “<text:a xlink:type="simple" xlink:href="https://www.google.com/url?q=http://www.mcqsets.com/&amp;sa=D&amp;ust=1550219132929000&amp;usg=AFQjCNHFqshoD2q8_ybInuQ_wdZUf30yQg" text:style-name="Internet_20_link" text:visited-style-name="Visited_20_Internet_20_Link">http://www.mcqsets.com/</text:a>” target = “blank”&gt;Click Here&lt;/a&gt;</text:p>
      <text:p text:style-name="Standard">&lt;a href = “<text:a xlink:type="simple" xlink:href="https://www.google.com/url?q=http://www.mcqsets.com/&amp;sa=D&amp;ust=1550219132929000&amp;usg=AFQjCNHFqshoD2q8_ybInuQ_wdZUf30yQg" text:style-name="Internet_20_link" text:visited-style-name="Visited_20_Internet_20_Link">http://www.mcqsets.com/</text:a>” target = “_blank”&gt; Click Here &lt;/a&gt;</text:p>
      <text:p text:style-name="Standard">&lt;a href = “<text:a xlink:type="simple" xlink:href="https://www.google.com/url?q=http://www.mcqsets.com/&amp;sa=D&amp;ust=1550219132929000&amp;usg=AFQjCNHFqshoD2q8_ybInuQ_wdZUf30yQg" text:style-name="Internet_20_link" text:visited-style-name="Visited_20_Internet_20_Link">http://www.mcqsets.com/</text:a>” target = “#blank”&gt; Click Here &lt;/a&gt;</text:p>
      <text:p text:style-name="Standard">&lt;a href = “<text:a xlink:type="simple" xlink:href="https://www.google.com/url?q=http://www.mcqsets.com/&amp;sa=D&amp;ust=1550219132930000&amp;usg=AFQjCNEQO6HiusQFTsN80CsWrokwvYqgdQ" text:style-name="Internet_20_link" text:visited-style-name="Visited_20_Internet_20_Link">http://www.mcqsets.com/</text:a>” target = “@blank”&gt; Click Here &lt;/a&gt;</text:p>
      <text:section text:style-name="Sect1" text:name="i607">
        <text:p text:style-name="Standard">Which of the following property allows you to specify an element’s position with respect to the browser window?</text:p>
      </text:section>
      <text:section text:style-name="Sect1" text:name="i.desc.623800574">
        <text:p text:style-name="Standard"/>
      </text:section>
      <text:p text:style-name="Standard">relative</text:p>
      <text:p text:style-name="Standard">fixed</text:p>
      <text:p text:style-name="Standard">static</text:p>
      <text:p text:style-name="Standard">absolute</text:p>
      <text:p text:style-name="Standard">Introduction to Javascript</text:p>
      <text:p text:style-name="Standard">Section score3/10</text:p>
      <text:section text:style-name="Sect1" text:name="i623">
        <text:p text:style-name="Standard">To reload a page, code is :</text:p>
      </text:section>
      <text:section text:style-name="Sect1" text:name="i.desc.832432395">
        <text:p text:style-name="Standard"/>
      </text:section>
      <text:p text:style-name="Standard">window.reload()</text:p>
      <text:p text:style-name="Standard">document.reload()</text:p>
      <text:p text:style-name="Standard">window.refresh()</text:p>
      <text:p text:style-name="Standard">location.reload()</text:p>
      <text:section text:style-name="Sect1" text:name="i639">
        <text:p text:style-name="Standard">What will be the output of below code: var a = [0,1,2,3,4,5,6,7,8,9], b = a.slice(-6, -2); console.log(b);</text:p>
      </text:section>
      <text:section text:style-name="Sect1" text:name="i.desc.1154157343">
        <text:p text:style-name="Standard"/>
      </text:section>
      <text:p text:style-name="Standard"><text:soft-page-break/>Error</text:p>
      <text:p text:style-name="Standard">[0,1,2,3,4,5,6,7]</text:p>
      <text:p text:style-name="Standard">[2, 3, 4, 5, 6, 7]</text:p>
      <text:p text:style-name="Standard">[4,5,6,7]</text:p>
      <text:section text:style-name="Sect1" text:name="i655">
        <text:p text:style-name="Standard">How to clear an already set interval</text:p>
      </text:section>
      <text:section text:style-name="Sect1" text:name="i.desc.1795599661">
        <text:p text:style-name="Standard"/>
      </text:section>
      <text:p text:style-name="Standard">clear(intervalId)</text:p>
      <text:p text:style-name="Standard">clearTimeout(intervalId)</text:p>
      <text:p text:style-name="Standard">clearInterval(intervalId)</text:p>
      <text:p text:style-name="Standard">None</text:p>
      <text:section text:style-name="Sect1" text:name="i671">
        <text:p text:style-name="Standard">How do you create a new object in JavaScript?</text:p>
      </text:section>
      <text:section text:style-name="Sect1" text:name="i.desc.244966504">
        <text:p text:style-name="Standard"/>
      </text:section>
      <text:p text:style-name="Standard">var obj = new Object();</text:p>
      <text:p text:style-name="Standard">var obj = {};</text:p>
      <text:p text:style-name="Standard">var obj = Object.create(null);</text:p>
      <text:p text:style-name="Standard">All</text:p>
      <text:section text:style-name="Sect1" text:name="i687">
        <text:p text:style-name="Standard">We can write javascript in HTML inside</text:p>
      </text:section>
      <text:section text:style-name="Sect1" text:name="i.desc.1182719649">
        <text:p text:style-name="Standard"/>
      </text:section>
      <text:p text:style-name="Standard">BODY</text:p>
      <text:p text:style-name="Standard">TITLE</text:p>
      <text:p text:style-name="Standard">HEAD</text:p>
      <text:p text:style-name="Standard">All</text:p>
      <text:section text:style-name="Sect1" text:name="i703">
        <text:p text:style-name="Standard">Which statement is correct for javascript</text:p>
      </text:section>
      <text:section text:style-name="Sect1" text:name="i.desc.471143446">
        <text:p text:style-name="Standard"/>
      </text:section>
      <text:p text:style-name="Standard">dynamic, type-safe language</text:p>
      <text:p text:style-name="Standard">object-oriented case-insensitive language</text:p>
      <text:p text:style-name="Standard">multi-paradigm, weakly-typed language</text:p>
      <text:p text:style-name="Standard">pure Object-Oriented language like Java, C++, C#</text:p>
      <text:section text:style-name="Sect1" text:name="i719">
        <text:p text:style-name="Standard">What will be logged to the console: void function sayHi() { console.log('Hi'); }; sayHi();</text:p>
      </text:section>
      <text:section text:style-name="Sect1" text:name="i.desc.494156274">
        <text:p text:style-name="Standard"/>
      </text:section>
      <text:p text:style-name="Standard">Hi</text:p>
      <text:p text:style-name="Standard">undefined</text:p>
      <text:p text:style-name="Standard">Reference Error</text:p>
      <text:p text:style-name="Standard">Type Error</text:p>
      <text:section text:style-name="Sect1" text:name="i735">
        <text:p text:style-name="Standard">Which among the following is true</text:p>
      </text:section>
      <text:section text:style-name="Sect1" text:name="i.desc.1038736495">
        <text:p text:style-name="Standard"/>
      </text:section>
      <text:p text:style-name="Standard">{} === {}</text:p>
      <text:p text:style-name="Standard">"JavaScript" === new String('JavaScript')</text:p>
      <text:p text:style-name="Standard">var obj1 = {};var obj2 = obj1; obj1 === obj2;</text:p>
      <text:p text:style-name="Standard">var a = 10 ;var b = new Number(10);a === b;</text:p>
      <text:section text:style-name="Sect1" text:name="i751">
        <text:p text:style-name="Standard">Calling a function with less number of parameters</text:p>
      </text:section>
      <text:section text:style-name="Sect1" text:name="i.desc.2138664270">
        <text:p text:style-name="Standard"/>
      </text:section>
      <text:p text:style-name="Standard">will fail silently</text:p>
      <text:p text:style-name="Standard">syntax error</text:p>
      <text:p text:style-name="Standard">is valid</text:p>
      <text:p text:style-name="Standard">is not valid</text:p>
      <text:section text:style-name="Sect1" text:name="i767">
        <text:p text:style-name="Standard">What will be the output of the below code: var a = new Array(3), total = 0, i = 0;for( ;i&lt;3; ){ total = a[i ];}console.log(total);</text:p>
      </text:section>
      <text:section text:style-name="Sect1" text:name="i.desc.401997220">
        <text:p text:style-name="Standard"/>
      </text:section>
      <text:p text:style-name="Standard">Infinite Loop</text:p>
      <text:p text:style-name="Standard">Error</text:p>
      <text:p text:style-name="Standard">NaN</text:p>
      <text:p text:style-name="Standard"><text:soft-page-break/>0</text:p>
      <text:p text:style-name="Standard">Introduction to jQuery</text:p>
      <text:p text:style-name="Standard">Section score9/10</text:p>
      <text:section text:style-name="Sect1" text:name="i783">
        <text:p text:style-name="Standard">Which option returns that if "name" class exist with element having id "person"?</text:p>
      </text:section>
      <text:section text:style-name="Sect1" text:name="i.desc.542908101">
        <text:p text:style-name="Standard"/>
      </text:section>
      <text:p text:style-name="Standard">$("div#person").classExist("name")</text:p>
      <text:p text:style-name="Standard">$("div#person").isExist(".name")</text:p>
      <text:p text:style-name="Standard">$("div#person").hasClass("name")</text:p>
      <text:p text:style-name="Standard">$("div#person").exist(".name")</text:p>
      <text:section text:style-name="Sect1" text:name="i799">
        <text:p text:style-name="Standard">Which jQuery method is used to hide selected elements?</text:p>
      </text:section>
      <text:section text:style-name="Sect1" text:name="i.desc.2099485596">
        <text:p text:style-name="Standard"/>
      </text:section>
      <text:p text:style-name="Standard">visible(false)</text:p>
      <text:p text:style-name="Standard">hide()</text:p>
      <text:p text:style-name="Standard">hidden()</text:p>
      <text:p text:style-name="Standard">display(none)</text:p>
      <text:section text:style-name="Sect1" text:name="i815">
        <text:p text:style-name="Standard">With jQuery, look at the following selector: $("div.intro"). What does it select?</text:p>
      </text:section>
      <text:section text:style-name="Sect1" text:name="i.desc.2137751796">
        <text:p text:style-name="Standard"/>
      </text:section>
      <text:p text:style-name="Standard">The first div element with class="intro"</text:p>
      <text:p text:style-name="Standard">The first div element with id="intro"</text:p>
      <text:p text:style-name="Standard">All div elements with class="intro"</text:p>
      <text:p text:style-name="Standard">All div elements with id="intro"</text:p>
      <text:section text:style-name="Sect1" text:name="i831">
        <text:p text:style-name="Standard">Which jQuery method is used to remove selected elements?</text:p>
      </text:section>
      <text:section text:style-name="Sect1" text:name="i.desc.1901176515">
        <text:p text:style-name="Standard"/>
      </text:section>
      <text:p text:style-name="Standard">remove()</text:p>
      <text:p text:style-name="Standard">detach()</text:p>
      <text:p text:style-name="Standard">delete()</text:p>
      <text:p text:style-name="Standard">Any of these</text:p>
      <text:section text:style-name="Sect1" text:name="i847">
        <text:p text:style-name="Standard">$(":disabled"). What does it do?</text:p>
      </text:section>
      <text:section text:style-name="Sect1" text:name="i.desc.2137634256">
        <text:p text:style-name="Standard"/>
      </text:section>
      <text:p text:style-name="Standard">All input elements will get disabled</text:p>
      <text:p text:style-name="Standard">All disabled input elements will get selected</text:p>
      <text:p text:style-name="Standard">All hidden elements will get selected</text:p>
      <text:p text:style-name="Standard">All elements will be hidden</text:p>
      <text:section text:style-name="Sect1" text:name="i863">
        <text:p text:style-name="Standard">What will happen by $("p").html()?</text:p>
      </text:section>
      <text:section text:style-name="Sect1" text:name="i.desc.882493502">
        <text:p text:style-name="Standard"/>
      </text:section>
      <text:p text:style-name="Standard">It will return html from all p element</text:p>
      <text:p text:style-name="Standard">It will set blank html to all p element</text:p>
      <text:p text:style-name="Standard">It will return html from first p element</text:p>
      <text:p text:style-name="Standard">None of these</text:p>
      <text:section text:style-name="Sect1" text:name="i879">
        <text:p text:style-name="Standard">Which jQuery method returns the direct parent element of the selected element?</text:p>
      </text:section>
      <text:section text:style-name="Sect1" text:name="i.desc.631725284">
        <text:p text:style-name="Standard"/>
      </text:section>
      <text:p text:style-name="Standard">ancestor()</text:p>
      <text:p text:style-name="Standard">above()</text:p>
      <text:p text:style-name="Standard">prev()</text:p>
      <text:p text:style-name="Standard">parent()</text:p>
      <text:section text:style-name="Sect1" text:name="i895">
        <text:p text:style-name="Standard">Shorthand for $( document ).ready()</text:p>
      </text:section>
      <text:section text:style-name="Sect1" text:name="i.desc.1861890148">
        <text:p text:style-name="Standard"/>
      </text:section>
      <text:p text:style-name="Standard">$(ready())</text:p>
      <text:p text:style-name="Standard">$(function())</text:p>
      <text:p text:style-name="Standard">jQuery(ready())</text:p>
      <text:p text:style-name="Standard">None of these</text:p>
      <text:section text:style-name="Sect1" text:name="i911">
        <text:p text:style-name="Standard">What does it mean by toggle()?</text:p>
      </text:section>
      <text:section text:style-name="Sect1" text:name="i.desc.1741507537">
        <text:p text:style-name="Standard"><text:soft-page-break/></text:p>
      </text:section>
      <text:p text:style-name="Standard">Selected element will be fadeIn and FadeOut</text:p>
      <text:p text:style-name="Standard">Selected element will be sliding up and down</text:p>
      <text:p text:style-name="Standard">Selected element will be hide and show</text:p>
      <text:p text:style-name="Standard">Selected element will be deleted and add again to DOM</text:p>
      <text:section text:style-name="Sect1" text:name="i927">
        <text:p text:style-name="Standard">Look at the following jQuery selector: $("div#intro .head"). What does it select?</text:p>
      </text:section>
      <text:section text:style-name="Sect1" text:name="i.desc.1094155862">
        <text:p text:style-name="Standard"/>
      </text:section>
      <text:p text:style-name="Standard">All elements with class="head" inside the first div element with id="intro"</text:p>
      <text:p text:style-name="Standard">The first element with id="head" inside any div element with class="intro"</text:p>
      <text:p text:style-name="Standard">All div elements with id="intro" or class="head"</text:p>
      <text:p text:style-name="Standard">First element with id=“intro” or class=“head”</text:p>
      <text:p text:style-name="Standard">This form was created inside of TO THE NEW. - <text:a xlink:type="simple" xlink:href="http://www.google.com/accounts/TOS" office:target-frame-name="_blank" xlink:show="new" text:style-name="Internet_20_link" text:visited-style-name="Visited_20_Internet_20_Link">Terms of Service</text:a></text:p>
      <text:p text:style-name="Standard"><draw:a xlink:type="simple" xlink:href="https://www.google.com/forms/about/?utm_source=product&amp;utm_medium=forms_logo&amp;utm_campaign=forms"><draw:frame draw:style-name="fr1" draw:name="Image1" text:anchor-type="as-char" svg:width="2.011cm" svg:height="0.688cm" draw:z-index="0"><draw:image xlink:href="Pictures/100005E6000007C000000295FC987AC02B81CFFA.svg" xlink:type="simple" xlink:show="embed" xlink:actuate="onLoad" loext:mime-type="image/svg+xml"/><draw:image xlink:href="Pictures/100002010000004B00000019E6ED768B33077765.png" xlink:type="simple" xlink:show="embed" xlink:actuate="onLoad"/><svg:title>Google</svg:title></draw:frame></draw:a><text:a xlink:type="simple" xlink:href="https://www.google.com/forms/about/?utm_source=product&amp;utm_medium=forms_logo&amp;utm_campaign=forms" text:style-name="Internet_20_link" text:visited-style-name="Visited_20_Internet_20_Link"> Form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3:49:52.221515899</meta:creation-date>
    <dc:date>2019-02-15T13:50:07.820808998</dc:date>
    <meta:editing-duration>PT16S</meta:editing-duration>
    <meta:editing-cycles>1</meta:editing-cycles>
    <meta:document-statistic meta:table-count="0" meta:image-count="1" meta:object-count="0" meta:page-count="8" meta:paragraph-count="309" meta:word-count="1533" meta:character-count="9234" meta:non-whitespace-character-count="8015"/>
    <meta:generator>LibreOffice/6.0.7.3$Linux_X86_64 LibreOffice_project/00m0$Build-3</meta:generator>
  </office:meta>
</office:document-meta>
</file>